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.75cm" fo:min-width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opacity="50%" draw:opacity-name="" draw:textarea-vertical-align="top"/>
    </style:style>
    <style:style style:name="gr5" style:family="graphic" style:parent-style-name="standard">
      <style:graphic-properties draw:opacity="50%" draw:opacity-name="" draw:textarea-horizontal-align="justify" draw:textarea-vertical-align="middle" draw:auto-grow-height="false" fo:min-height="1.541cm" fo:min-width="2.1cm"/>
    </style:style>
    <style:style style:name="gr6" style:family="graphic" style:parent-style-name="standard">
      <style:graphic-properties draw:opacity="50%" draw:opacity-name="" draw:textarea-horizontal-align="justify" draw:textarea-vertical-align="middle" draw:auto-grow-height="false" fo:min-height="1.628cm" fo:min-width="2.486cm"/>
    </style:style>
    <style:style style:name="gr7" style:family="graphic" style:parent-style-name="standard">
      <style:graphic-properties draw:opacity="50%" draw:opacity-name="" draw:textarea-horizontal-align="justify" draw:textarea-vertical-align="middle" draw:auto-grow-height="false" fo:min-height="1.524cm" fo:min-width="2.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9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cm" svg:height="2cm" svg:x="2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cm" svg:y="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cm" svg:height="2cm" svg:x="6cm" svg:y="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cm" svg:y="5cm">
          <text:p text:style-name="P1">9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8cm" svg:y1="4cm" svg:x2="17.213cm" svg:y2="4.195cm" draw:start-shape="id1" draw:start-glue-point="1" draw:end-shape="id2" draw:end-glue-point="3" svg:d="M8000 4000h501l8210 195h502" svg:viewBox="0 0 9214 196">
          <text:p/>
        </draw:connector>
        <draw:frame draw:style-name="gr3" draw:layer="layout" svg:width="5.553cm" svg:height="0.962cm" draw:transform="rotate (-0.0118682389135618) translate (10.141cm 4.064cm)">
          <draw:text-box>
            <text:p>Gets projected as</text:p>
          </draw:text-box>
        </draw:frame>
        <draw:polygon draw:style-name="gr4" draw:text-style-name="P2" xml:id="id4" draw:id="id4" draw:layer="layout" svg:width="7.855cm" svg:height="5.12cm" svg:x="16.544cm" svg:y="12.279cm" svg:viewBox="0 0 7856 5121" draw:points="13,171 7800,0 7856,4939 0,5121">
          <text:p text:style-name="P2"/>
          <text:p text:style-name="P2"><text:tab/>1 <text:s text:c="9"/>2<text:tab/><text:tab/> <text:s text:c="2"/>3</text:p>
          <text:p text:style-name="P2"/>
          <text:p text:style-name="P2"><text:tab/>4 <text:s text:c="9"/>5 <text:s text:c="10"/>6</text:p>
          <text:p text:style-name="P2"/>
          <text:p text:style-name="P2"><text:tab/>7<text:tab/> <text:s text:c="4"/>8<text:tab/><text:tab/> <text:s text:c="3"/>9</text:p>
          <text:p text:style-name="P2"><text:tab/></text:p>
          <text:p text:style-name="P2"/>
        </draw:polygon>
        <draw:custom-shape draw:style-name="gr5" draw:text-style-name="P1" xml:id="id2" draw:id="id2" draw:layer="layout" svg:width="2.6cm" svg:height="1.791cm" draw:transform="skewX (-0.0996583002888762) rotate (-0.0998328332140759) translate (17.213cm 3.296cm)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86cm" svg:height="1.878cm" draw:transform="skewX (-0.0020943951023932) rotate (0.0359537825910832) translate (22cm 3.199cm)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86cm" svg:height="1.878cm" draw:transform="skewX (-0.0020943951023932) rotate (0.0359537825910832) translate (22cm 4.662cm)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86cm" svg:height="1.878cm" draw:transform="skewX (-0.0020943951023932) rotate (0.0359537825910832) translate (17.213cm 1.878cm)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cm" svg:height="1.774cm" draw:transform="skewX (-0.00226892802759264) rotate (0.0359537825910832) translate (19.786cm 1.876cm)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86cm" svg:height="1.878cm" draw:transform="skewX (-0.0020943951023932) rotate (0.0359537825910832) translate (19.786cm 3.199cm)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cm" svg:height="1.774cm" draw:transform="skewX (-0.00226892802759264) rotate (0.0359537825910832) translate (17.2cm 4.948cm)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cm" svg:height="1.774cm" draw:transform="skewX (-0.00226892802759264) rotate (0.0359537825910832) translate (19.428cm 4.948cm)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92cm" svg:height="1.774cm" draw:transform="skewX (-0.00226892802759264) rotate (0.0359537825910832) translate (22.014cm 1.705cm)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.791cm" draw:transform="skewX (-0.0996583002888762) rotate (-0.0998328332140759) translate (1.957cm 14.175cm)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2.986cm" svg:height="1.878cm" draw:transform="skewX (-0.0020943951023932) rotate (0.0359537825910832) translate (6.744cm 14.078cm)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86cm" svg:height="1.878cm" draw:transform="skewX (-0.0020943951023932) rotate (0.0359537825910832) translate (6.744cm 15.541cm)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86cm" svg:height="1.878cm" draw:transform="skewX (-0.0020943951023932) rotate (0.0359537825910832) translate (1.957cm 12.757cm)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cm" svg:height="1.774cm" draw:transform="skewX (-0.00226892802759264) rotate (0.0359537825910832) translate (4.53cm 12.755cm)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86cm" svg:height="1.878cm" draw:transform="skewX (-0.0020943951023932) rotate (0.0359537825910832) translate (4.53cm 14.078cm)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cm" svg:height="1.774cm" draw:transform="skewX (-0.00226892802759264) rotate (0.0359537825910832) translate (1.944cm 15.827cm)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cm" svg:height="1.774cm" draw:transform="skewX (-0.00226892802759264) rotate (0.0359537825910832) translate (4.172cm 15.827cm)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cm" svg:height="1.774cm" draw:transform="skewX (-0.00226892802759264) rotate (0.0359537825910832) translate (6.758cm 12.584cm)">
          <text:p text:style-name="P1">3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9.764cm" svg:y1="14.909cm" svg:x2="16.544cm" svg:y2="14.839cm" draw:start-shape="id3" draw:start-glue-point="1" draw:end-shape="id4" draw:end-glue-point="3" svg:d="M9764 14909h537l5742-70h501" svg:viewBox="0 0 6781 71">
          <text:p/>
        </draw:connector>
        <draw:frame draw:style-name="gr8" draw:layer="layout" svg:width="5.993cm" svg:height="1.673cm" svg:x="10.207cm" svg:y="15.2cm">
          <draw:text-box>
            <text:p>After edge blending</text:p>
            <text:p>and cropping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2:42:16.544059485</meta:creation-date>
    <dc:date>2014-11-13T16:06:25.895874914</dc:date>
    <meta:editing-duration>PT1H26M20S</meta:editing-duration>
    <meta:editing-cycles>4</meta:editing-cycles>
    <meta:generator>LibreOffice/4.3.0.4$Linux_X86_64 LibreOffice_project/62ad5818884a2fc2e5780dd45466868d41009ec0</meta:generator>
    <meta:document-statistic meta:object-count="55"/>
  </office:meta>
</office:document-meta>
</file>